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2">
      <style:text-properties style:font-name="Mono" fo:font-size="14pt" style:font-size-asian="14pt" style:font-size-complex="14pt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Heading_20_3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>
      <style:text-properties style:font-name="Mono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officeooo:rsid="00177780" officeooo:paragraph-rsid="00177780" style:font-size-asian="14pt" style:font-size-complex="14pt"/>
    </style:style>
    <style:style style:name="P12" style:family="paragraph" style:parent-style-name="Text_20_body" style:list-style-name="L1">
      <style:paragraph-properties fo:padding="0cm" fo:border="none"/>
      <style:text-properties style:font-name="Mono" fo:font-size="14pt" officeooo:rsid="00177780" officeooo:paragraph-rsid="00177780" style:font-size-asian="14pt" style:font-size-complex="14pt"/>
    </style:style>
    <style:style style:name="P13" style:family="paragraph" style:parent-style-name="Text_20_body">
      <style:paragraph-properties fo:padding="0cm" fo:border="none"/>
      <style:text-properties officeooo:paragraph-rsid="00177780"/>
    </style:style>
    <style:style style:name="T1" style:family="text">
      <style:text-properties style:font-name="Mono" fo:font-size="14pt" style:font-size-asian="14pt" style:font-size-complex="14pt"/>
    </style:style>
    <style:style style:name="T2" style:family="text">
      <style:text-properties style:font-name="Mono" fo:font-size="14pt" style:font-size-asian="14pt" style:font-size-complex="14pt" loext:padding="0cm" loext:border="none"/>
    </style:style>
    <style:style style:name="T3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4" style:family="text">
      <style:text-properties fo:color="#c9211e" loext:opacity="100%" style:font-name="Mono" fo:font-size="14pt" fo:font-weight="bold" officeooo:rsid="00177780" style:font-size-asian="14pt" style:font-weight-asian="bold" style:font-size-complex="14pt" style:font-weight-complex="bold"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06 | 📘 Aula - Componentes</text:h>
      <text:p text:style-name="P7"/>
      <text:p text:style-name="Standard"/>
      <text:p text:style-name="Standard"/>
      <text:h text:style-name="P2" text:outline-level="2"><text:bookmark text:name="o-que-são-componentes?"/>O que são componentes?</text:h>
      <text:p text:style-name="P9"/>
      <text:p text:style-name="P10">Os React Components são a base da construção de interfaces de usuário com React. Em termos simples, um componente do React é uma parte independente e reutilizável de uma interface de usuário que pode ser composta e combinada para criar interfaces de usuário complexas.</text:p>
      <text:p text:style-name="P10">Se no desenvolvimento Vanilla, tínhamos um grande arquivo HTML responsável por um grande conjunto de elementos da nossa interface, com React Components, poderemos quebrar nossa estrutura em pequenos arquivos.</text:p>
      <text:h text:style-name="P4" text:outline-level="3"><text:bookmark text:name="o-que-podemos-componentizar?"/>O que podemos componentizar?</text:h>
      <text:p text:style-name="P10"/>
      <text:p text:style-name="P10">Um componente do React pode ser um elemento visual, como um botão ou uma imagem, ou um componente mais complexo que pode incluir vários elementos visuais e lógica de negócios. Podemos até mesmo dividir nossos componentes em hierarquia, tópico que exploraremos mais a fundo nas próximas aulas.</text:p>
      <text:h text:style-name="P4" text:outline-level="3"><text:bookmark text:name="⁠como-podemos-criar-um-componente-react"/>⁠Como podemos criar um componente React</text:h>
      <text:p text:style-name="P10"/>
      <text:p text:style-name="P10">Os componentes em React são escritos em JavaScript e geralmente são criados usando a sintaxe JSX do React. Confira o exemplo abaixo:</text:p>
      <text:p text:style-name="P6"><text:span text:style-name="Source_20_Text"><text:span text:style-name="T2">⁠</text:span></text:span><text:span text:style-name="Source_20_Text"><text:span text:style-name="T3">function Component(){</text:span></text:span></text:p>
      <text:p text:style-name="P6"><text:span text:style-name="Source_20_Text"><text:span text:style-name="T3">⁠ <text:s text:c="4"/>return &lt;div&gt;Algum retorno de JSX&lt;/div&gt;</text:span></text:span></text:p>
      <text:p text:style-name="P6"><text:span text:style-name="Source_20_Text"><text:span text:style-name="T3">⁠}</text:span></text:span></text:p>
      <text:p text:style-name="P10"><text:soft-page-break/>Este exemplo representa o que chamamos de componente funcional, e consiste basicamente em uma função JavaScript que retorna um JSX.</text:p>
      <text:p text:style-name="P8"><text:span text:style-name="T1">Vale dizer que, dentro desta </text:span><text:span text:style-name="Strong_20_Emphasis"><text:span text:style-name="T2">função componente</text:span></text:span><text:span text:style-name="T1">, podemos escrever lógica de JavaScript antes do retorno. Por exemplo:</text:span></text:p>
      <text:p text:style-name="P6"><text:span text:style-name="Source_20_Text"><text:span text:style-name="T3">function Component(){</text:span></text:span></text:p>
      <text:p text:style-name="P6"><text:span text:style-name="Source_20_Text"><text:span text:style-name="T3">⁠ <text:s text:c="2"/>function example(){</text:span></text:span></text:p>
      <text:p text:style-name="P6"><text:span text:style-name="Source_20_Text"><text:span text:style-name="T3">⁠ <text:s text:c="4"/>console.log("Olá mundo");</text:span></text:span></text:p>
      <text:p text:style-name="P6"><text:span text:style-name="Source_20_Text"><text:span text:style-name="T3"><text:s text:c="3"/>}</text:span></text:span></text:p>
      <text:p text:style-name="P6"><text:span text:style-name="Source_20_Text"><text:span text:style-name="T3">⁠</text:span></text:span></text:p>
      <text:p text:style-name="P6"><text:span text:style-name="Source_20_Text"><text:span text:style-name="T3"><text:s text:c="3"/>return (</text:span></text:span></text:p>
      <text:p text:style-name="P6"><text:span text:style-name="Source_20_Text"><text:span text:style-name="T3"><text:s text:c="6"/>⁠&lt;div&gt;</text:span></text:span></text:p>
      <text:p text:style-name="P6"><text:span text:style-name="Source_20_Text"><text:span text:style-name="T3">⁠ <text:s text:c="8"/>&lt;button onClick={example}&gt;Olá, mundo!&lt;/button&gt;</text:span></text:span></text:p>
      <text:p text:style-name="P6"><text:span text:style-name="Source_20_Text"><text:span text:style-name="T3"><text:s text:c="6"/>&lt;/div&gt;⁠</text:span></text:span></text:p>
      <text:p text:style-name="P6"><text:span text:style-name="Source_20_Text"><text:span text:style-name="T3"><text:s text:c="3"/>)</text:span></text:span></text:p>
      <text:p text:style-name="P6"><text:span text:style-name="Source_20_Text"><text:span text:style-name="T3">}</text:span></text:span></text:p>
      <text:p text:style-name="P10">Como é possível observar no exemplo, todo código Javascript é suportado, e a lógica apresentada pode ser relacionada com o retorno JSX.<text:line-break/><text:line-break/>Além disso, vale dizer que caso o retorno de JSX seja composto (mais de uma linha), é recomendado envolver o mesmo com ().</text:p>
      <text:h text:style-name="P4" text:outline-level="3"><text:bookmark text:name="orientações-de-nomenclatura⁠⁠"/>Orientações de nomenclatura⁠⁠</text:h>
      <text:p text:style-name="P10"/>
      <text:p text:style-name="P10">Por padrão, existe uma exigência simples ao nomear componentes: a letra inicial precisa ser sempre maíuscula. Isso é necessário por que componentes serão importados dentro de outros componentes e não podem se confundir com as tags nativas do HTML.</text:p>
      <text:h text:style-name="P4" text:outline-level="3"><text:bookmark text:name="⁠podemos-utilizar-arrow-function?"/>⁠Podemos utilizar arrow function?</text:h>
      <text:p text:style-name="P10"/>
      <text:p text:style-name="P10">Tanto funções normais quanto funções Javascript são válidas, tendo em vista que são alternativas sintáticas correspondentes. Poderíamos rescrever o componente acima da seguinte forma:</text:p>
      <text:p text:style-name="P6"><text:soft-page-break/><text:span text:style-name="Source_20_Text"><text:span text:style-name="T3">const Component = () =&gt; {</text:span></text:span></text:p>
      <text:p text:style-name="P6"><text:span text:style-name="Source_20_Text"><text:span text:style-name="T3">⁠ <text:s text:c="2"/>const example = () =&gt; {</text:span></text:span></text:p>
      <text:p text:style-name="P6"><text:span text:style-name="Source_20_Text"><text:span text:style-name="T3">⁠ <text:s text:c="4"/>console.log("Olá mundo");</text:span></text:span></text:p>
      <text:p text:style-name="P6"><text:span text:style-name="Source_20_Text"><text:span text:style-name="T3"><text:s text:c="3"/>}</text:span></text:span></text:p>
      <text:p text:style-name="P6"><text:span text:style-name="Source_20_Text"><text:span text:style-name="T3">⁠</text:span></text:span></text:p>
      <text:p text:style-name="P6"><text:span text:style-name="Source_20_Text"><text:span text:style-name="T3"><text:s text:c="3"/>return (</text:span></text:span></text:p>
      <text:p text:style-name="P6"><text:span text:style-name="Source_20_Text"><text:span text:style-name="T3"><text:s text:c="6"/>⁠&lt;div&gt;</text:span></text:span></text:p>
      <text:p text:style-name="P6"><text:span text:style-name="Source_20_Text"><text:span text:style-name="T3">⁠ <text:s text:c="8"/>&lt;button onClick={example}&gt;Olá, mundo!&lt;/button&gt;</text:span></text:span></text:p>
      <text:p text:style-name="P6"><text:span text:style-name="Source_20_Text"><text:span text:style-name="T3"><text:s text:c="6"/>&lt;/div&gt;⁠</text:span></text:span></text:p>
      <text:p text:style-name="P6"><text:span text:style-name="Source_20_Text"><text:span text:style-name="T3"><text:s text:c="3"/>)</text:span></text:span></text:p>
      <text:p text:style-name="P5"><text:span text:style-name="Source_20_Text"><text:span text:style-name="T3">}</text:span></text:span></text:p>
      <text:h text:style-name="P3" text:outline-level="2"><text:bookmark text:name="conclusão"/>Conclusão</text:h>
      <text:p text:style-name="P10"/>
      <text:p text:style-name="P10">Nesta aula aprendemos o básico da sintaxe de componentes, continuaremos evoluindo no assunto nas próximas aulas.</text:p>
      <text:p text:style-name="P10"/>
      <text:p text:style-name="P10"/>
      <text:p text:style-name="P11">Rascunho:</text:p>
      <text:p text:style-name="P11">No React, os componentes, são uma forma de separar as partes do código html em sessões e caixotes de arquivos para que possam ser reutilizados em qualquer parte do projeto.</text:p>
      <text:p text:style-name="P11"/>
      <text:p text:style-name="P11">Organização de códigos;</text:p>
      <text:list text:style-name="L1">
        <text:list-item>
          <text:p text:style-name="P12">header</text:p>
        </text:list-item>
        <text:list-item>
          <text:p text:style-name="P12">sections</text:p>
          <text:list>
            <text:list-item>
              <text:p text:style-name="P12">section1</text:p>
            </text:list-item>
            <text:list-item>
              <text:p text:style-name="P12">section2</text:p>
            </text:list-item>
            <text:list-item>
              <text:p text:style-name="P12">newslatter</text:p>
            </text:list-item>
            <text:list-item>
              <text:p text:style-name="P12">contats</text:p>
            </text:list-item>
          </text:list>
        </text:list-item>
        <text:list-item>
          <text:p text:style-name="P12">footer</text:p>
        </text:list-item>
        <text:list-item>
          <text:p text:style-name="P12">products</text:p>
        </text:list-item>
      </text:list>
      <text:p text:style-name="P13"><text:span text:style-name="Source_20_Text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8:21:15.129869905</meta:creation-date>
    <dc:date>2024-03-12T08:30:20.220265428</dc:date>
    <meta:editing-duration>PT9M5S</meta:editing-duration>
    <meta:editing-cycles>1</meta:editing-cycles>
    <meta:document-statistic meta:table-count="0" meta:image-count="0" meta:object-count="0" meta:page-count="3" meta:paragraph-count="53" meta:word-count="448" meta:character-count="2839" meta:non-whitespace-character-count="2387"/>
    <meta:generator>LibreOffice/24.2.0.3$Linux_X86_64 LibreOffice_project/da48488a73ddd66ea24cf16bbc4f7b9c08e9bea1</meta:generator>
  </office:meta>
</office:document-meta>
</file>